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skaydiaCove Nerd Font" svg:font-family="'CaskaydiaCove Nerd Font'" style:font-family-generic="modern" style:font-pitch="fixed"/>
    <style:font-face style:name="CaskaydiaCove Nerd Font Mono" svg:font-family="'CaskaydiaCove Nerd Font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07in"/>
    </style:style>
    <style:style style:name="co2" style:family="table-column">
      <style:table-column-properties fo:break-before="auto" style:column-width="4.6744in"/>
    </style:style>
    <style:style style:name="co3" style:family="table-column">
      <style:table-column-properties fo:break-before="auto" style:column-width="1.3063in"/>
    </style:style>
    <style:style style:name="co4" style:family="table-column">
      <style:table-column-properties fo:break-before="auto" style:column-width="1.0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283in"/>
    </style:style>
    <style:style style:name="co7" style:family="table-column">
      <style:table-column-properties fo:break-before="auto" style:column-width="1.198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askaydiaCove Nerd Font Mono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CaskaydiaCove Nerd Font Mono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ext-properties style:font-name="CaskaydiaCove Nerd Font Mono" fo:font-size="14pt" style:font-size-asian="14pt" style:font-size-complex="14pt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ffffff" style:font-name="CaskaydiaCove Nerd Font Mono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skaydiaCove Nerd Font Mono" fo:font-size="14pt" style:font-size-asian="14pt" style:font-size-complex="14pt"/>
    </style:style>
    <style:style style:name="ce8" style:family="table-cell" style:parent-style-name="Default">
      <style:table-cell-properties fo:background-color="#55308d" style:text-align-source="fix" style:repeat-content="false"/>
      <style:paragraph-properties fo:text-align="center" fo:margin-left="0in"/>
      <style:text-properties fo:color="#ffffff" style:font-name="CaskaydiaCove Nerd Font Mono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askaydiaCove Nerd Font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skaydiaCove Nerd Font" fo:font-size="14pt" style:font-size-asian="14pt" style:font-size-complex="14pt"/>
    </style:style>
    <style:style style:name="ce11" style:family="table-cell" style:parent-style-name="Default">
      <style:text-properties style:font-name="CaskaydiaCove Nerd Font" fo:font-size="14pt" style:font-size-asian="14pt" style:font-size-complex="14pt"/>
    </style:style>
    <style:style style:name="ce12" style:family="table-cell" style:parent-style-name="Default" style:data-style-name="N84">
      <style:text-properties style:font-name="CaskaydiaCove Nerd Font" fo:font-size="14pt" style:font-size-asian="14pt" style:font-size-complex="14pt"/>
    </style:style>
    <style:style style:name="ce13" style:family="table-cell" style:parent-style-name="Default" style:data-style-name="N43">
      <style:text-properties style:font-name="CaskaydiaCove Nerd 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torage (1)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5"/>
        <table:table-row table:style-name="ro1">
          <table:table-cell table:style-name="ce3" office:value-type="string" calcext:value-type="string">
            <text:p>Time: ID</text:p>
          </table:table-cell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8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oftwood</text:p>
          </table:table-cell>
          <table:table-cell table:style-name="ce7" table:formula="of:= 30 + 11" office:value-type="float" office:value="41" calcext:value-type="float">
            <text:p>41</text:p>
          </table:table-cell>
          <table:table-cell office:value-type="string" calcext:value-type="string">
            <text:p>Milestone: finished preparing three houses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Wood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ardwood</text:p>
          </table:table-cell>
          <table:table-cell table:style-name="ce7" table:formula="of:= 9 + 30" office:value-type="float" office:value="39" calcext:value-type="float">
            <text:p>39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(2)" table:style-name="ta1">
        <table:table-column table:style-name="co6" table:default-cell-style-name="ce11"/>
        <table:table-column table:style-name="co7" table:default-cell-style-name="ce11"/>
        <table:table-column table:style-name="co3" table:default-cell-style-name="ce11"/>
        <table:table-column table:style-name="co1" table:default-cell-style-name="ce11"/>
        <table:table-column table:style-name="co5" table:number-columns-repeated="1020" table:default-cell-style-name="ce11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Timezone</text:p>
          </table:table-cell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date" office:date-value="2022-01-26" calcext:value-type="date">
            <text:p>2022-01-26</text:p>
          </table:table-cell>
          <table:table-cell table:style-name="ce13" office:value-type="time" office:time-value="PT02H19M00S" calcext:value-type="time">
            <text:p>02:19:00 AM</text:p>
          </table:table-cell>
          <table:table-cell office:value-type="string" calcext:value-type="string">
            <text:p>CST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skaydiaCove Nerd Font" svg:font-family="'CaskaydiaCove Nerd Font'" style:font-family-generic="modern" style:font-pitch="fixed"/>
    <style:font-face style:name="CaskaydiaCove Nerd Font Mono" svg:font-family="'CaskaydiaCove Nerd Font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01:50:05.8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01:42:03.775000000</meta:creation-date>
    <dc:date>2022-01-26T02:21:31.109000000</dc:date>
    <meta:editing-duration>PT37M14S</meta:editing-duration>
    <meta:editing-cycles>91</meta:editing-cycles>
    <meta:generator>LibreOffice/7.2.5.2$Windows_X86_64 LibreOffice_project/499f9727c189e6ef3471021d6132d4c694f357e5</meta:generator>
    <meta:document-statistic meta:table-count="2" meta:cell-count="22" meta:object-count="0"/>
  </office:meta>
</office:document-meta>
</file>